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Mono" svg:font-family="Mono" style:font-pitch="fixed"/>
    <style:font-face style:name="Monospace" svg:font-family="Monospace" style:font-pitch="fixed"/>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style:font-name="Arial" fo:font-size="22pt" style:text-underline-style="solid" style:text-underline-width="auto" style:text-underline-color="font-color" fo:font-weight="bold" style:font-size-asian="22pt" style:font-weight-asian="bold" style:font-size-complex="22pt" style:font-weight-complex="bold"/>
    </style:style>
    <style:style style:name="P2" style:family="paragraph" style:parent-style-name="Standard">
      <style:paragraph-properties fo:text-align="start" style:justify-single-word="false"/>
      <style:text-properties style:font-name="Arial" fo:font-size="12pt" style:text-underline-style="solid" style:text-underline-width="auto" style:text-underline-color="font-color" fo:font-weight="bold" style:font-size-asian="10.5pt" style:font-weight-asian="bold" style:font-size-complex="12pt" style:font-weight-complex="bold"/>
    </style:style>
    <style:style style:name="P3" style:family="paragraph" style:parent-style-name="Standard">
      <style:paragraph-properties fo:text-align="justify" style:justify-single-word="false"/>
      <style:text-properties style:font-name="Arial" fo:font-size="12pt" style:text-underline-style="solid" style:text-underline-width="auto" style:text-underline-color="font-color" fo:font-weight="bold" style:font-size-asian="10.5pt" style:font-weight-asian="bold" style:font-size-complex="12pt" style:font-weight-complex="bold"/>
    </style:style>
    <style:style style:name="P4" style:family="paragraph" style:parent-style-name="Standard">
      <style:paragraph-properties fo:text-align="start" style:justify-single-word="false"/>
      <style:text-properties style:font-name="Arial" fo:font-size="12pt" fo:font-style="normal" style:text-underline-style="none" fo:font-weight="bold" style:font-size-asian="10.5pt" style:font-style-asian="normal" style:font-weight-asian="bold" style:font-size-complex="12pt" style:font-style-complex="normal" style:font-weight-complex="bold"/>
    </style:style>
    <style:style style:name="P5" style:family="paragraph" style:parent-style-name="Standard">
      <style:paragraph-properties fo:text-align="justify" style:justify-single-word="false"/>
      <style:text-properties style:font-name="Arial" fo:font-size="12pt" fo:font-style="normal" style:text-underline-style="none" fo:font-weight="bold" style:font-size-asian="10.5pt" style:font-style-asian="normal" style:font-weight-asian="bold" style:font-size-complex="12pt" style:font-style-complex="normal" style:font-weight-complex="bold"/>
    </style:style>
    <style:style style:name="P6" style:family="paragraph" style:parent-style-name="Standard">
      <style:paragraph-properties fo:text-align="justify" style:justify-single-word="false"/>
      <style:text-properties style:font-name="Arial" fo:font-size="12pt" fo:font-style="normal" style:text-underline-style="solid" style:text-underline-width="auto" style:text-underline-color="font-color" fo:font-weight="bold" style:font-size-asian="10.5pt" style:font-style-asian="normal" style:font-weight-asian="bold" style:font-size-complex="12pt" style:font-style-complex="normal" style:font-weight-complex="bold"/>
    </style:style>
    <style:style style:name="P7" style:family="paragraph" style:parent-style-name="Standard">
      <style:paragraph-properties fo:text-align="justify" style:justify-single-word="false"/>
      <style:text-properties style:font-name="Arial" fo:font-size="12pt" fo:font-style="italic" style:text-underline-style="none" fo:font-weight="bold" style:font-size-asian="10.5pt" style:font-style-asian="italic" style:font-weight-asian="bold" style:font-size-complex="12pt" style:font-style-complex="italic" style:font-weight-complex="bold"/>
    </style:style>
    <style:style style:name="T1" style:family="text">
      <style:text-properties fo:font-weight="normal" style:font-weight-asian="normal" style:font-weight-complex="normal"/>
    </style:style>
    <style:style style:name="T2" style:family="text">
      <style:text-properties style:text-underline-style="none" fo:font-weight="normal" style:font-weight-asian="normal" style:font-weight-complex="normal"/>
    </style:style>
    <style:style style:name="T3" style:family="text">
      <style:text-properties fo:font-style="italic" style:text-underline-style="none" fo:font-weight="normal" style:font-style-asian="italic" style:font-weight-asian="normal" style:font-style-complex="italic" style:font-weight-complex="normal"/>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normal" style:text-underline-style="none" fo:font-weight="normal" style:font-style-asian="normal" style:font-weight-asian="normal" style:font-style-complex="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Unuk</text:p>
      <text:p text:style-name="P1"/>
      <text:p text:style-name="P2">Procedural Generation.</text:p>
      <text:p text:style-name="P2"><text:span text:style-name="T2"/></text:p>
      <text:p text:style-name="P4"><text:span text:style-name="T1">Procedural generation is the act of producing content algorithmically. In games, content may often be generated procedurally to give the game more variation or depth. Such algorithms have also been used in motion picture films for procedurally modeling buildings also they have been used in computer generated movies.</text:span></text:p>
      <text:p text:style-name="P7"><text:span text:style-name="T1"/></text:p>
      <text:p text:style-name="P5"><text:span text:style-name="T1">While there were no references or third party resources used in this procedural generation algorithm, there has been some research carried out on many ways that I could approach this task. One such method was Perlin Noise, developed by Ken Perlin in late 1990's. This algorithm used a seeded random number generator that takes an integer and a parameter, then returns a random number based on the given parameter. Perlin Noise is generally used to generate textures on the fly and is really useful in situations where memory may be short. Noise is mainly implemented as a function of either </text:span><text:span text:style-name="T4">(x, y)</text:span><text:span text:style-name="T1"> </text:span><text:span text:style-name="T4">(x, y, z)</text:span><text:span text:style-name="T1"> or </text:span><text:span text:style-name="T4">(x, y, z, w)</text:span><text:span text:style-name="T1"> but can be also be defined in a number of other dimensions.</text:span></text:p>
      <text:p text:style-name="P3"><text:span text:style-name="T3"/></text:p>
      <text:p text:style-name="P6"><text:span text:style-name="T2">I decided to implement procedural generation in my own way as algorithms like Perlin Noise would have required some hacking just to have it accomplish the task I wanted. Like all procedural generators we needed a way to generate random numbers while also trying to keep it looking natural and meeting a given parameter by the user.</text:span></text:p>
      <text:p text:style-name="P3"><text:span text:style-name="T3"/></text:p>
      <text:p text:style-name="P2"><text:span text:style-name="T2">We deploy a very simple level generator within Unuk by placing object entities and NPC's at random locations on the map, while avoiding collision with other entities.</text:span></text:p>
      <text:p text:style-name="P2"><text:span text:style-name="T2"/></text:p>
      <text:p text:style-name="P2"><text:span text:style-name="T2">In </text:span><text:span text:style-name="T3">LevelGen.* GenerateEntities(const std::string&amp;, int) </text:span><text:span text:style-name="T2">takes in the name of the file minus the file extension, and the frequency in which entities will be drawn. The higher the frequency, the less densely populated that particular object will become, giving the user the ability to make the level less cramped with the same type of objects.</text:span></text:p>
      <text:p text:style-name="P2"><text:span text:style-name="T2"/></text:p>
      <text:p text:style-name="P3"><text:span text:style-name="T2">To calculate the frequency that an entity will appear we use a variable named </text:span><text:span text:style-name="T3">nextEntityGen. T</text:span><text:span text:style-name="T5">his is used to indicate how many tiles we will place the next entity, after it is placed we then re-calculate it again. </text:span><text:span text:style-name="T3">NextEntityGen</text:span><text:span text:style-name="T5"> is a value in the scope of</text:span></text:p>
      <text:p text:style-name="P3"><text:span text:style-name="T5">[1 <text:s/>… frequency-1] We have an offset of one as rand() returns a number between zero to frequency non-inclusive. </text:span><text:span text:style-name="T3">Int nextEntityGen = 1 + (rand() % frequency);</text:span></text:p>
      <text:p text:style-name="P3"><text:span text:style-name="T5">We then iterate through a tile array to find where we should place the next entity before we calculate where we will place the next objec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reeSans1" svg:font-family="FreeSans" style:font-family-generic="swiss"/>
    <style:font-face style:name="Mono" svg:font-family="Mono" style:font-pitch="fixed"/>
    <style:font-face style:name="Monospace" svg:font-family="Monospace" style:font-pitch="fixed"/>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3-07T23:41:32</meta:creation-date>
    <dc:date>2012-03-11T15:10:04</dc:date>
    <meta:editing-duration>P3DT15H11M51S</meta:editing-duration>
    <meta:editing-cycles>2</meta:editing-cycles>
    <meta:generator>LibreOffice/3.4$Linux LibreOffice_project/340m1$Build-502</meta:generator>
    <meta:document-statistic meta:table-count="0" meta:image-count="0" meta:object-count="0" meta:page-count="1" meta:paragraph-count="10" meta:word-count="411" meta:character-count="2414" meta:non-whitespace-character-count="2012"/>
  </office:meta>
</office:document-meta>
</file>